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## -80mV ###</text:p>
      <text:p text:style-name="Standard"># Holding for Opt0 -0.3453882584381063</text:p>
      <text:p text:style-name="Standard"># Holding for Opt1 -0.3824402625696166</text:p>
      <text:p text:style-name="Standard"># Holding for Opt2 -0.35693874167463946</text:p>
      <text:p text:style-name="Standard">### -70mV ###</text:p>
      <text:p text:style-name="Standard"># Holding for Opt0 -0.16702466609785915</text:p>
      <text:p text:style-name="Standard"># Holding for Opt1 -0.2220316162038216</text:p>
      <text:p text:style-name="Standard"/>
      <text:p text:style-name="Standard">### -70mV Opt 2 from lowest to highest</text:p>
      <text:p text:style-name="Standard"># Holding for Opt2A_2 -0.21217591950062342</text:p>
      <text:p text:style-name="Standard"># Holding for Opt2B_3 -0.21223175394879945</text:p>
      <text:p text:style-name="Standard"># Holding for Opt2C_4 -0.21245840287065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21:38:31.656189279</meta:creation-date>
    <dc:date>2020-05-11T21:38:58.505585422</dc:date>
    <meta:editing-duration>PT27S</meta:editing-duration>
    <meta:editing-cycles>1</meta:editing-cycles>
    <meta:document-statistic meta:table-count="0" meta:image-count="0" meta:object-count="0" meta:page-count="1" meta:paragraph-count="11" meta:word-count="54" meta:character-count="381" meta:non-whitespace-character-count="338"/>
    <meta:generator>LibreOffice/6.0.7.3$Linux_X86_64 LibreOffice_project/00m0$Build-3</meta:generator>
  </office:meta>
</office:document-meta>
</file>